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8650665" calcext:value-type="float">
            <text:p>30,28650665</text:p>
          </table:table-cell>
          <table:table-cell office:value-type="float" office:value="2.592676722E-026" calcext:value-type="float">
            <text:p>2,59E-026</text:p>
          </table:table-cell>
          <table:table-cell office:value-type="float" office:value="3.096822023" calcext:value-type="float">
            <text:p>3,096822023</text:p>
          </table:table-cell>
          <table:table-cell table:style-name="ce2" table:formula="of:=([.E3]-[.E2])/[.E2]" office:value-type="float" office:value="0.00339062098011655" calcext:value-type="float">
            <text:p>0,00339062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47" calcext:value-type="float">
            <text:p>15947</text:p>
          </table:table-cell>
          <table:table-cell office:value-type="float" office:value="23.71965599" calcext:value-type="float">
            <text:p>23,71965599</text:p>
          </table:table-cell>
          <table:table-cell office:value-type="float" office:value="4.49971099E-020" calcext:value-type="float">
            <text:p>4,50E-020</text:p>
          </table:table-cell>
          <table:table-cell office:value-type="float" office:value="2.371988297" calcext:value-type="float">
            <text:p>2,37198829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47" calcext:value-type="float">
            <text:p>15947</text:p>
          </table:table-cell>
          <table:table-cell office:value-type="float" office:value="24.31812477" calcext:value-type="float">
            <text:p>24,31812477</text:p>
          </table:table-cell>
          <table:table-cell office:value-type="float" office:value="2.213788159E-020" calcext:value-type="float">
            <text:p>2,21E-020</text:p>
          </table:table-cell>
          <table:table-cell office:value-type="float" office:value="2.377744198" calcext:value-type="float">
            <text:p>2,377744198</text:p>
          </table:table-cell>
          <table:table-cell table:formula="of:=([.E5]-[.E4])/[.E4]" office:value-type="float" office:value="0.0024266144176512" calcext:value-type="float">
            <text:p>0,002426614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99" calcext:value-type="float">
            <text:p>16099</text:p>
          </table:table-cell>
          <table:table-cell office:value-type="float" office:value="25.72489548" calcext:value-type="float">
            <text:p>25,72489548</text:p>
          </table:table-cell>
          <table:table-cell office:value-type="float" office:value="4.888517065E-018" calcext:value-type="float">
            <text:p>4,89E-018</text:p>
          </table:table-cell>
          <table:table-cell office:value-type="float" office:value="1.985864878" calcext:value-type="float">
            <text:p>1,98586487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99" calcext:value-type="float">
            <text:p>16099</text:p>
          </table:table-cell>
          <table:table-cell office:value-type="float" office:value="25.62076759" calcext:value-type="float">
            <text:p>25,62076759</text:p>
          </table:table-cell>
          <table:table-cell office:value-type="float" office:value="2.910183522E-017" calcext:value-type="float">
            <text:p>2,91E-017</text:p>
          </table:table-cell>
          <table:table-cell office:value-type="float" office:value="1.986600876" calcext:value-type="float">
            <text:p>1,986600876</text:p>
          </table:table-cell>
          <table:table-cell table:style-name="ce3" table:formula="of:=([.E7]-[.E6])/[.E6]" office:value-type="float" office:value="0.000370618367922968" calcext:value-type="float">
            <text:p>0,000370618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66" calcext:value-type="float">
            <text:p>16166</text:p>
          </table:table-cell>
          <table:table-cell office:value-type="float" office:value="26.102314" calcext:value-type="float">
            <text:p>26,102314</text:p>
          </table:table-cell>
          <table:table-cell office:value-type="float" office:value="7.40027328E-016" calcext:value-type="float">
            <text:p>7,40E-016</text:p>
          </table:table-cell>
          <table:table-cell office:value-type="float" office:value="1.730885506" calcext:value-type="float">
            <text:p>1,73088550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66" calcext:value-type="float">
            <text:p>16166</text:p>
          </table:table-cell>
          <table:table-cell office:value-type="float" office:value="25.75652504" calcext:value-type="float">
            <text:p>25,75652504</text:p>
          </table:table-cell>
          <table:table-cell office:value-type="float" office:value="3.260833748E-015" calcext:value-type="float">
            <text:p>3,26E-015</text:p>
          </table:table-cell>
          <table:table-cell office:value-type="float" office:value="1.73169136" calcext:value-type="float">
            <text:p>1,73169136</text:p>
          </table:table-cell>
          <table:table-cell table:style-name="ce3" table:formula="of:=([.E9]-[.E8])/[.E8]" office:value-type="float" office:value="0.000465573255542771" calcext:value-type="float">
            <text:p>0,00046557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62" calcext:value-type="float">
            <text:p>16262</text:p>
          </table:table-cell>
          <table:table-cell office:value-type="float" office:value="25.9652462" calcext:value-type="float">
            <text:p>25,9652462</text:p>
          </table:table-cell>
          <table:table-cell office:value-type="float" office:value="0.00000000000002004152629" calcext:value-type="float">
            <text:p>2,00E-014</text:p>
          </table:table-cell>
          <table:table-cell office:value-type="float" office:value="1.549718022" calcext:value-type="float">
            <text:p>1,54971802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62" calcext:value-type="float">
            <text:p>16262</text:p>
          </table:table-cell>
          <table:table-cell office:value-type="float" office:value="25.79008293" calcext:value-type="float">
            <text:p>25,79008293</text:p>
          </table:table-cell>
          <table:table-cell office:value-type="float" office:value="0.0000000000001302614429" calcext:value-type="float">
            <text:p>1,30E-013</text:p>
          </table:table-cell>
          <table:table-cell office:value-type="float" office:value="1.550555468" calcext:value-type="float">
            <text:p>1,550555468</text:p>
          </table:table-cell>
          <table:table-cell table:style-name="ce3" table:formula="of:=([.E11]-[.E10])/[.E10]" office:value-type="float" office:value="0.000540386049662923" calcext:value-type="float">
            <text:p>0,0005403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91" calcext:value-type="float">
            <text:p>16391</text:p>
          </table:table-cell>
          <table:table-cell office:value-type="float" office:value="25.80276489" calcext:value-type="float">
            <text:p>25,80276489</text:p>
          </table:table-cell>
          <table:table-cell office:value-type="float" office:value="0.000000000001097234716" calcext:value-type="float">
            <text:p>1,10E-012</text:p>
          </table:table-cell>
          <table:table-cell office:value-type="float" office:value="1.405101657" calcext:value-type="float">
            <text:p>1,405101657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91" calcext:value-type="float">
            <text:p>16391</text:p>
          </table:table-cell>
          <table:table-cell office:value-type="float" office:value="25.81592178" calcext:value-type="float">
            <text:p>25,81592178</text:p>
          </table:table-cell>
          <table:table-cell office:value-type="float" office:value="0.0000000000003644567287" calcext:value-type="float">
            <text:p>3,64E-013</text:p>
          </table:table-cell>
          <table:table-cell office:value-type="float" office:value="1.405524611" calcext:value-type="float">
            <text:p>1,405524611</text:p>
          </table:table-cell>
          <table:table-cell table:formula="of:=([.E13]-[.E12])/[.E12]" office:value-type="float" office:value="0.000301013096022741" calcext:value-type="float">
            <text:p>0,00030101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531" calcext:value-type="float">
            <text:p>16531</text:p>
          </table:table-cell>
          <table:table-cell office:value-type="float" office:value="25.86096191" calcext:value-type="float">
            <text:p>25,86096191</text:p>
          </table:table-cell>
          <table:table-cell office:value-type="float" office:value="0.00000000001040575872" calcext:value-type="float">
            <text:p>1,04E-011</text:p>
          </table:table-cell>
          <table:table-cell office:value-type="float" office:value="1.286905289" calcext:value-type="float">
            <text:p>1,28690528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531" calcext:value-type="float">
            <text:p>16531</text:p>
          </table:table-cell>
          <table:table-cell office:value-type="float" office:value="26.05531883" calcext:value-type="float">
            <text:p>26,05531883</text:p>
          </table:table-cell>
          <table:table-cell office:value-type="float" office:value="0.0000000000002950079688" calcext:value-type="float">
            <text:p>2,95E-013</text:p>
          </table:table-cell>
          <table:table-cell office:value-type="float" office:value="1.287602544" calcext:value-type="float">
            <text:p>1,287602544</text:p>
          </table:table-cell>
          <table:table-cell table:formula="of:=([.E15]-[.E14])/[.E14]" office:value-type="float" office:value="0.000541807548667379" calcext:value-type="float">
            <text:p>0,000541807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629" calcext:value-type="float">
            <text:p>16629</text:p>
          </table:table-cell>
          <table:table-cell office:value-type="float" office:value="26.07363701" calcext:value-type="float">
            <text:p>26,07363701</text:p>
          </table:table-cell>
          <table:table-cell office:value-type="float" office:value="0.000000000004563063469" calcext:value-type="float">
            <text:p>4,56E-012</text:p>
          </table:table-cell>
          <table:table-cell office:value-type="float" office:value="1.193086743" calcext:value-type="float">
            <text:p>1,19308674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629" calcext:value-type="float">
            <text:p>16629</text:p>
          </table:table-cell>
          <table:table-cell office:value-type="float" office:value="26.19001961" calcext:value-type="float">
            <text:p>26,19001961</text:p>
          </table:table-cell>
          <table:table-cell office:value-type="float" office:value="0.00000000000683191264" calcext:value-type="float">
            <text:p>6,83E-012</text:p>
          </table:table-cell>
          <table:table-cell office:value-type="float" office:value="1.193450451" calcext:value-type="float">
            <text:p>1,193450451</text:p>
          </table:table-cell>
          <table:table-cell table:formula="of:=([.E17]-[.E16])/[.E16]" office:value-type="float" office:value="0.000304846233632027" calcext:value-type="float">
            <text:p>0,000304846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748" calcext:value-type="float">
            <text:p>16748</text:p>
          </table:table-cell>
          <table:table-cell office:value-type="float" office:value="26.20501709" calcext:value-type="float">
            <text:p>26,20501709</text:p>
          </table:table-cell>
          <table:table-cell office:value-type="float" office:value="0.00000000005771282757" calcext:value-type="float">
            <text:p>5,77E-011</text:p>
          </table:table-cell>
          <table:table-cell office:value-type="float" office:value="1.113024831" calcext:value-type="float">
            <text:p>1,11302483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748" calcext:value-type="float">
            <text:p>16748</text:p>
          </table:table-cell>
          <table:table-cell office:value-type="float" office:value="26.28562546" calcext:value-type="float">
            <text:p>26,28562546</text:p>
          </table:table-cell>
          <table:table-cell office:value-type="float" office:value="0.0000000007852420936" calcext:value-type="float">
            <text:p>7,85E-010</text:p>
          </table:table-cell>
          <table:table-cell office:value-type="float" office:value="1.113615155" calcext:value-type="float">
            <text:p>1,113615155</text:p>
          </table:table-cell>
          <table:table-cell table:style-name="ce3" table:formula="of:=([.E19]-[.E18])/[.E18]" office:value-type="float" office:value="0.000530378104385733" calcext:value-type="float">
            <text:p>0,000530378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844" calcext:value-type="float">
            <text:p>16844</text:p>
          </table:table-cell>
          <table:table-cell office:value-type="float" office:value="26.29671097" calcext:value-type="float">
            <text:p>26,29671097</text:p>
          </table:table-cell>
          <table:table-cell office:value-type="float" office:value="0.000000002963346679" calcext:value-type="float">
            <text:p>2,96E-009</text:p>
          </table:table-cell>
          <table:table-cell office:value-type="float" office:value="1.042943239" calcext:value-type="float">
            <text:p>1,04294323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844" calcext:value-type="float">
            <text:p>16844</text:p>
          </table:table-cell>
          <table:table-cell office:value-type="float" office:value="26.33589935" calcext:value-type="float">
            <text:p>26,33589935</text:p>
          </table:table-cell>
          <table:table-cell office:value-type="float" office:value="0.000000004043282598" calcext:value-type="float">
            <text:p>4,04E-009</text:p>
          </table:table-cell>
          <table:table-cell office:value-type="float" office:value="1.043198824" calcext:value-type="float">
            <text:p>1,043198824</text:p>
          </table:table-cell>
          <table:table-cell table:style-name="ce3" table:formula="of:=([.E21]-[.E20])/[.E20]" office:value-type="float" office:value="0.000245061275094103" calcext:value-type="float">
            <text:p>0,00024506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911" calcext:value-type="float">
            <text:p>16911</text:p>
          </table:table-cell>
          <table:table-cell office:value-type="float" office:value="26.34686089" calcext:value-type="float">
            <text:p>26,34686089</text:p>
          </table:table-cell>
          <table:table-cell office:value-type="float" office:value="0.0000000005511017198" calcext:value-type="float">
            <text:p>5,51E-010</text:p>
          </table:table-cell>
          <table:table-cell office:value-type="float" office:value="0.9848520756" calcext:value-type="float">
            <text:p>0,984852075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911691932869839" calcext:value-type="float">
            <text:p>0,00091169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00:37.248063928</dc:date>
    <meta:document-statistic meta:table-count="1" meta:cell-count="121" meta:object-count="0"/>
    <meta:generator>LibreOffice/4.1.4.2$Linux_X86_64 LibreOffice_project/410m0$Build-2</meta:generator>
  </office:meta>
</office:document-meta>
</file>